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Gujarati" svg:font-family="'Lohit Gujarat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40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website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age</text:p>
          </table:table-cell>
          <table:table-cell/>
        </table:table-row>
        <table:table-row table:style-name="ro1">
          <table:table-cell office:value-type="string" calcext:value-type="string">
            <text:p>Contact Pag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ind Proper image and replace carrier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Abo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place Image of girl on right sid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Industri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 pic Update of industri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Servi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 image for all services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jec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ll Project Images and Conten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Produc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ccessories Image</text:p>
          </table:table-cell>
        </table:table-row>
        <table:table-row table:style-name="ro1">
          <table:table-cell/>
          <table:table-cell office:value-type="string" calcext:value-type="string">
            <text:p>All Station Image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Hom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 Image</text:p>
          </table:table-cell>
        </table:table-row>
        <table:table-row table:style-name="ro1">
          <table:table-cell/>
          <table:table-cell office:value-type="string" calcext:value-type="string">
            <text:p>What we provide – Arpita Imag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Gujarati" svg:font-family="'Lohit Gujarat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SC" style:font-size-asian="10pt" style:language-asian="zh" style:country-asian="CN" style:font-name-complex="Lohit Gujarati" style:font-size-complex="10pt" style:language-complex="gu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Lohit Gujarati" style:font-size-asian="12pt" style:language-asian="zh" style:country-asian="CN" style:font-name-complex="Lohit Gujarati" style:font-size-complex="12pt" style:language-complex="gu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એરોહૅડ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Gujarati" style:font-family-complex="'Lohit Gujarat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એરોહૅડ_20_1" draw:display-name="એરોહૅડ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પાનું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3">00-00-0000</text:date>, <text:time>00:00:00</text:time></text:p>
        </style:region-right>
      </style:header>
      <style:header-left style:display="false"/>
      <style:header-first style:display="false"/>
      <style:footer>
        <text:p>પાનું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3T10:45:59.307203996</meta:creation-date>
    <dc:date>2025-06-13T11:46:22.868069154</dc:date>
    <meta:editing-duration>PT14M19S</meta:editing-duration>
    <meta:editing-cycles>2</meta:editing-cycles>
    <meta:generator>LibreOffice/24.2.7.2$Linux_X86_64 LibreOffice_project/420$Build-2</meta:generator>
    <meta:document-statistic meta:table-count="1" meta:cell-count="17" meta:object-count="0"/>
  </office:meta>
</office:document-meta>
</file>